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77f8b" officeooo:paragraph-rsid="00077f8b" style:font-size-asian="14pt" style:font-weight-asian="bold" style:font-size-complex="16pt" style:font-weight-complex="bold"/>
    </style:style>
    <style:style style:name="P2"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3" style:family="paragraph" style:parent-style-name="Standard">
      <style:text-properties fo:font-size="11pt" officeooo:rsid="00077f8b" officeooo:paragraph-rsid="00077f8b" style:font-size-asian="11pt" style:font-size-complex="11pt"/>
    </style:style>
    <style:style style:name="P4" style:family="paragraph" style:parent-style-name="Standard">
      <style:text-properties fo:font-size="11pt" fo:font-weight="normal" officeooo:rsid="00077f8b" officeooo:paragraph-rsid="00077f8b" style:font-size-asian="11pt" style:font-weight-asian="normal" style:font-size-complex="11pt" style:font-weight-complex="normal"/>
    </style:style>
    <style:style style:name="P5" style:family="paragraph" style:parent-style-name="Standard">
      <style:text-properties fo:font-size="14pt" officeooo:rsid="00077f8b" officeooo:paragraph-rsid="00077f8b" style:font-size-asian="12.25pt" style:font-size-complex="14pt"/>
    </style:style>
    <style:style style:name="P6" style:family="paragraph" style:parent-style-name="Standard">
      <style:text-properties fo:font-size="14pt" fo:font-weight="bold" officeooo:rsid="00077f8b" officeooo:paragraph-rsid="00077f8b" style:font-size-asian="12.25pt" style:font-weight-asian="bold" style:font-size-complex="14pt" style:font-weight-complex="bold"/>
    </style:style>
    <style:style style:name="P7"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8"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9" style:family="paragraph" style:parent-style-name="Standard">
      <style:text-properties fo:font-size="11pt" fo:font-style="italic" fo:font-weight="normal" officeooo:rsid="00077f8b" officeooo:paragraph-rsid="0014b77f" style:font-size-asian="9.60000038146973pt" style:font-style-asian="italic" style:font-weight-asian="normal" style:font-size-complex="11pt" style:font-style-complex="italic" style:font-weight-complex="normal"/>
    </style:style>
    <style:style style:name="P10" style:family="paragraph" style:parent-style-name="Standard">
      <style:text-properties fo:font-size="11pt" fo:font-style="italic" fo:font-weight="normal" officeooo:rsid="0014b77f" officeooo:paragraph-rsid="0014b77f" style:font-size-asian="9.60000038146973pt" style:font-style-asian="italic" style:font-weight-asian="normal" style:font-size-complex="11pt" style:font-style-complex="italic" style:font-weight-complex="normal"/>
    </style:style>
    <style:style style:name="P11" style:family="paragraph" style:parent-style-name="Standard">
      <style:paragraph-properties fo:line-height="100%"/>
      <style:text-properties fo:font-size="11pt" fo:font-style="italic" fo:font-weight="normal" officeooo:rsid="00096aa2" officeooo:paragraph-rsid="00121275" style:font-size-asian="11pt" style:font-style-asian="italic" style:font-weight-asian="normal" style:font-size-complex="11pt" style:font-style-complex="italic" style:font-weight-complex="normal"/>
    </style:style>
    <style:style style:name="P12" style:family="paragraph" style:parent-style-name="Standard">
      <style:text-properties fo:font-size="11pt" fo:font-style="normal" fo:font-weight="normal" officeooo:rsid="00077f8b" officeooo:paragraph-rsid="00077f8b" style:font-size-asian="9.60000038146973pt" style:font-style-asian="normal" style:font-weight-asian="normal" style:font-size-complex="11pt" style:font-style-complex="normal" style:font-weight-complex="normal"/>
    </style:style>
    <style:style style:name="P13" style:family="paragraph" style:parent-style-name="Standard">
      <style:text-properties fo:font-size="11pt" fo:font-style="normal" fo:font-weight="normal" officeooo:rsid="0014b77f" officeooo:paragraph-rsid="0014b77f" style:font-size-asian="9.60000038146973pt" style:font-style-asian="normal" style:font-weight-asian="normal" style:font-size-complex="11pt" style:font-style-complex="normal" style:font-weight-complex="normal"/>
    </style:style>
    <style:style style:name="P14" style:family="paragraph" style:parent-style-name="Standard">
      <style:text-properties fo:font-size="11pt" fo:font-style="normal" fo:font-weight="normal" officeooo:rsid="0014df67" officeooo:paragraph-rsid="0014df67" style:font-size-asian="9.60000038146973pt" style:font-style-asian="normal" style:font-weight-asian="normal" style:font-size-complex="11pt" style:font-style-complex="normal" style:font-weight-complex="normal"/>
    </style:style>
    <style:style style:name="P15" style:family="paragraph" style:parent-style-name="Standard">
      <style:text-properties fo:font-size="11pt" fo:font-style="normal" fo:font-weight="normal" officeooo:rsid="0017b7f9" officeooo:paragraph-rsid="0017b7f9"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line-height="100%"/>
      <style:text-properties fo:font-size="11pt" fo:font-style="normal" fo:font-weight="normal" officeooo:rsid="00096aa2" officeooo:paragraph-rsid="000e5eaa" style:font-size-asian="11pt" style:font-style-asian="normal" style:font-weight-asian="normal" style:font-size-complex="11pt" style:font-style-complex="normal" style:font-weight-complex="normal"/>
    </style:style>
    <style:style style:name="P17" style:family="paragraph" style:parent-style-name="Standard">
      <style:paragraph-properties fo:line-height="100%"/>
      <style:text-properties fo:font-size="11pt" fo:font-style="normal" fo:font-weight="normal" officeooo:rsid="00096aa2" officeooo:paragraph-rsid="00096aa2" style:font-size-asian="11pt" style:font-style-asian="normal" style:font-weight-asian="normal" style:font-size-complex="11pt" style:font-style-complex="normal" style:font-weight-complex="normal"/>
    </style:style>
    <style:style style:name="P18" style:family="paragraph" style:parent-style-name="Standard">
      <style:paragraph-properties fo:line-height="100%"/>
      <style:text-properties fo:font-size="11pt" fo:font-style="normal" fo:font-weight="normal" officeooo:rsid="00096aa2" officeooo:paragraph-rsid="00121275" style:font-size-asian="11pt" style:font-style-asian="normal" style:font-weight-asian="normal" style:font-size-complex="11pt" style:font-style-complex="normal" style:font-weight-complex="normal"/>
    </style:style>
    <style:style style:name="P19" style:family="paragraph" style:parent-style-name="Standard">
      <style:paragraph-properties fo:line-height="100%"/>
      <style:text-properties fo:font-size="11pt" fo:font-style="normal" fo:font-weight="normal" officeooo:rsid="000b39df" officeooo:paragraph-rsid="000b39df"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00%"/>
      <style:text-properties fo:font-size="11pt" fo:font-style="normal" fo:font-weight="normal" officeooo:rsid="000e5eaa" officeooo:paragraph-rsid="000e5eaa"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00%"/>
      <style:text-properties fo:font-size="11pt" fo:font-style="normal" fo:font-weight="normal" officeooo:rsid="00121275" officeooo:paragraph-rsid="00121275"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00%"/>
      <style:text-properties fo:font-size="11pt" fo:font-style="normal" fo:font-weight="normal" officeooo:rsid="001079a4" officeooo:paragraph-rsid="001079a4"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00%"/>
      <style:text-properties fo:font-size="11pt" fo:font-style="normal" fo:font-weight="normal" officeooo:rsid="0017b7f9" officeooo:paragraph-rsid="0017b7f9"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00%"/>
      <style:text-properties fo:font-size="11pt" fo:font-style="normal" fo:font-weight="normal" officeooo:rsid="0019baeb" officeooo:paragraph-rsid="0019baeb" style:font-size-asian="11pt" style:font-style-asian="normal" style:font-weight-asian="normal" style:font-size-complex="11pt" style:font-style-complex="normal" style:font-weight-complex="normal"/>
    </style:style>
    <style:style style:name="P25" style:family="paragraph" style:parent-style-name="Standard">
      <style:text-properties fo:font-size="11pt" fo:font-style="normal" fo:font-weight="bold" officeooo:rsid="0014b77f" officeooo:paragraph-rsid="0014b77f" style:font-size-asian="9.60000038146973pt" style:font-style-asian="normal" style:font-weight-asian="bold" style:font-size-complex="11pt" style:font-style-complex="normal" style:font-weight-complex="bold"/>
    </style:style>
    <style:style style:name="P26" style:family="paragraph" style:parent-style-name="Standard">
      <style:paragraph-properties fo:line-height="100%"/>
      <style:text-properties fo:font-size="11pt" fo:font-style="normal" fo:font-weight="bold" officeooo:rsid="000e5eaa" officeooo:paragraph-rsid="000e5eaa" style:font-size-asian="11pt" style:font-style-asian="normal" style:font-weight-asian="bold" style:font-size-complex="11pt" style:font-style-complex="normal" style:font-weight-complex="bold"/>
    </style:style>
    <style:style style:name="P27" style:family="paragraph" style:parent-style-name="Standard">
      <style:paragraph-properties fo:line-height="100%"/>
      <style:text-properties fo:font-size="11pt" fo:font-style="normal" fo:font-weight="bold" officeooo:rsid="00121275" officeooo:paragraph-rsid="00121275" style:font-size-asian="11pt" style:font-style-asian="normal" style:font-weight-asian="bold" style:font-size-complex="11pt" style:font-style-complex="normal" style:font-weight-complex="bold"/>
    </style:style>
    <style:style style:name="P28" style:family="paragraph" style:parent-style-name="Standard">
      <style:paragraph-properties fo:line-height="100%"/>
      <style:text-properties fo:font-size="11pt" fo:font-style="normal" fo:font-weight="bold" officeooo:rsid="000b39df" officeooo:paragraph-rsid="000b39df" style:font-size-asian="11pt" style:font-style-asian="normal" style:font-weight-asian="bold" style:font-size-complex="11pt" style:font-style-complex="normal" style:font-weight-complex="bold"/>
    </style:style>
    <style:style style:name="P29"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30" style:family="paragraph" style:parent-style-name="Text_20_body">
      <style:paragraph-properties fo:line-height="100%"/>
      <style:text-properties style:font-name="Liberation Serif" officeooo:paragraph-rsid="000b39df"/>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officeooo:rsid="00096aa2"/>
    </style:style>
    <style:style style:name="T4" style:family="text">
      <style:text-properties style:text-position="super 58%"/>
    </style:style>
    <style:style style:name="T5" style:family="text">
      <style:text-properties fo:font-variant="normal" fo:text-transform="none" style:text-position="0% 100%" fo:font-size="11pt" fo:language="es" fo:country="ES" fo:font-style="normal" fo:font-weight="normal" officeooo:rsid="000b39df" style:font-size-asian="11pt" style:font-style-asian="normal" style:font-weight-asian="normal" style:font-size-complex="11pt" style:font-style-complex="normal" style:font-weight-complex="normal"/>
    </style:style>
    <style:style style:name="T6" style:family="text">
      <style:text-properties fo:font-variant="normal" fo:text-transform="none" style:text-position="0% 100%" fo:font-size="11pt" fo:language="es" fo:country="ES" fo:font-style="normal" fo:font-weight="normal" officeooo:rsid="000cfdff" style:font-size-asian="11pt" style:font-style-asian="normal" style:font-weight-asian="normal" style:font-size-complex="11pt" style:font-style-complex="normal" style:font-weight-complex="normal"/>
    </style:style>
    <style:style style:name="T7" style:family="text">
      <style:text-properties fo:font-variant="normal" fo:text-transform="none" fo:font-size="11pt" fo:language="es" fo:country="ES" fo:font-style="normal" fo:font-weight="normal"/>
    </style:style>
    <style:style style:name="T8" style:family="text">
      <style:text-properties fo:font-variant="normal" fo:text-transform="none" fo:font-size="11pt" fo:language="es" fo:country="ES" fo:font-style="normal" fo:font-weight="normal" officeooo:rsid="000cfdff"/>
    </style:style>
    <style:style style:name="T9" style:family="text">
      <style:text-properties fo:font-variant="normal" fo:text-transform="none" style:text-position="super 58%" fo:font-size="11pt" fo:language="es" fo:country="ES" fo:font-style="normal" fo:font-weight="normal" officeooo:rsid="000cfdff"/>
    </style:style>
    <style:style style:name="T10" style:family="text">
      <style:text-properties officeooo:rsid="0014df67"/>
    </style:style>
    <style:style style:name="T11" style:family="text">
      <style:text-properties officeooo:rsid="0016353c"/>
    </style:style>
    <style:style style:name="T12" style:family="text">
      <style:text-properties officeooo:rsid="0019ba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Vision and Robotics Coursework 2019-2020</text:p>
      <text:p text:style-name="P6"><text:tab/><text:span text:style-name="T1">By Emma Hughes (S1802886) and Cezar Mihalcea (S1736865)</text:span></text:p>
      <text:p text:style-name="P5"/>
      <text:p text:style-name="P6">Github Repository Link</text:p>
      <text:p text:style-name="P3"/>
      <text:p text:style-name="P5"><text:a xlink:type="simple" xlink:href="https://github.com/cezarmihalcea/IVR" text:style-name="Internet_20_link" text:visited-style-name="Visited_20_Internet_20_Link"><text:span text:style-name="T2">https://github.com/cezarmihalcea/IVR</text:span></text:a></text:p>
      <text:p text:style-name="P3"/>
      <text:p text:style-name="P3"/>
      <text:p text:style-name="P6">Vision</text:p>
      <text:p text:style-name="P12"/>
      <text:p text:style-name="P25">Discussion of Algorithms Used in Image Processing</text:p>
      <text:p text:style-name="P12"/>
      <text:p text:style-name="P9">[Discuss algorithms used for joint state estimation and target detection.]</text:p>
      <text:p text:style-name="P10"/>
      <text:p text:style-name="P10">Joint state estimation algorithms discussion. Need more detail on algorithmic specifics?</text:p>
      <text:p text:style-name="P13"/>
      <text:p text:style-name="P13">For target detection, first a thresholding algorithm was used to isolate the pixels with colour in the specific range of the circle and square. Then a contouring algorithm was used to find the outline of each, <text:span text:style-name="T10">then</text:span> the number of vertices of each of the two shapes detected <text:span text:style-name="T10">was compared </text:span>– the one with <text:span text:style-name="T11">more vertices is the sphere</text:span>. From here, a distance measurement was taken relative to the base of the robot for each axis, these distances converted from pixels to metres, and then the overall distance was calculated using Pythagorean theorem.</text:p>
      <text:p text:style-name="P12"/>
      <text:p text:style-name="P12"/>
      <text:p text:style-name="P25">Accuracy of Target Position Tracking and Sources of Error</text:p>
      <text:p text:style-name="P2"/>
      <text:p text:style-name="P2">[Plot<text:span text:style-name="T3">s</text:span> of results for tracking target position vs actual position of target <text:span text:style-name="T3">(10 tests)</text:span> (one graph each for x, y and z).]</text:p>
      <text:p text:style-name="P2"/>
      <text:p text:style-name="P2">[Comment on sources of error in measurements.]</text:p>
      <text:p text:style-name="P12"/>
      <text:p text:style-name="P13">One possible source of error in the measurements is the effect of perspective – as the <text:span text:style-name="T11">sphere </text:span>moves further away from the camera, perspective causes it to appear slightly closer to the horizon than it actually is, thus making the measurement on the z axis too small at distance, and too large up close. </text:p>
      <text:p text:style-name="P13"/>
      <text:p text:style-name="P13">Another source of error that was encountered was that occassionally the <text:span text:style-name="T10">identification</text:span> algorithm would fail to distinguish between the square and the circle when the angle on the square was particularly awkward and would return the position of the circle instead.</text:p>
      <text:p text:style-name="P13"/>
      <text:p text:style-name="P14">Also, the pixel to metre conversion method is not exact, and this can result in slighty erroneous results.</text:p>
      <text:p text:style-name="P14"/>
      <text:p text:style-name="P15">The pinhole camera may also produce a distorted, pinhole effect, causing the image to be contorted in a manner that is not true to life, causing erroneous readings.</text:p>
      <text:p text:style-name="P7"/>
      <text:p text:style-name="P7"/>
      <text:p text:style-name="P7"/>
      <text:p text:style-name="P6">Robotics</text:p>
      <text:p text:style-name="P4"/>
      <text:p text:style-name="P28">Forward Kinematics Equation</text:p>
      <text:p text:style-name="P19"/>
      <text:p text:style-name="P19"/>
      <text:p text:style-name="P19"><text:tab/>[x,y,z]<text:span text:style-name="T4">T</text:span> = K(q)</text:p>
      <text:p text:style-name="P19"><text:tab/>q = [a,b,c,d]<text:span text:style-name="T4">T</text:span></text:p>
      <text:p text:style-name="P30"><text:soft-page-break/><text:span text:style-name="T5"><text:tab/></text:span><text:span text:style-name="T6">K = [</text:span><text:span text:style-name="T5">(-3*cos(a+b+c)+3*cos(a-b+c)-3*cos(a+b-c)+3*cos(a-b-c)-2*cos(a+b+d)-2*cos(a-b+d)-cos(a+b+c+d)+cos(a-b+c+d)-cos(a+b-c+d)+cos(a-b-c+d)+2*cos(a+b-d)+2*cos(a-b-d)-cos(a+b+c-d)+cos(a-b+c-d)-cos(a+b-c-d)+cos(a-b-c-d)+6*sin(a+c)-6*sin(a-c)+2*sin(a+c+d)-2*sin(a-c+d)+2*sin(a+c-d)-2*sin(a-c-d))/4, </text:span><text:span text:style-name="T7">(-6*cos(a+c)+6*cos(a-c)-2*cos(a+c+d)+2*cos(a-c+d)-2*cos(a+c-d)+2*cos(a-c-d)-3*sin(a+b+c)+3*sin(a-b+c)-3*sin(a+b-c)+3*sin(a-b-c)-2*sin(a+b+d)-2*sin(a-b+d)-sin(a+b+c+d)+sin(a-b+c+d)-sin(a+b-c+d)+sin(a-b-c+d)+2*sin(a+b-d)+2*sin(a-b-d)-sin(a+b+c-d)+sin(a-b+c-d)-sin(a+b-c-d)+sin(a-b-c-d))/4, (3*cos(b+c)+3*cos(b-c)+2*cos(b+d)+cos(b+c+d)+cos(b-c+d)-2*cos(b-d)+cos(b+c-d)+cos(b-c-d)+4)/2</text:span><text:span text:style-name="T8">]</text:span><text:span text:style-name="T9">T</text:span></text:p>
      <text:p text:style-name="P20"/>
      <text:p text:style-name="P20"/>
      <text:p text:style-name="P26">Accuracy of Forward Kinematics</text:p>
      <text:p text:style-name="P20"/>
      <text:p text:style-name="P22">The accuracy of the forward kinematics equation was tested by comparing the calculated values for 10 different sets of joint angles by eye to the actual position assumed by the robot when the robot was moved into the corresponding pose. All 10 tests yielded good results – as best as could be determined <text:span text:style-name="T12">by eye</text:span>, the end effector position was consistent with the coordinates provided.</text:p>
      <text:p text:style-name="P16"/>
      <text:p text:style-name="P17"/>
      <text:p text:style-name="P27">Controller Accuracy and Sources of Error</text:p>
      <text:p text:style-name="P21"/>
      <text:p text:style-name="P11">[Plots of results for robot effector position vs target (10 tests) (one graph each for x, y and z).]</text:p>
      <text:p text:style-name="P18"/>
      <text:p text:style-name="P23">Possible sources of error include vision issues similar to those described in the sources of error for the target tracking – distortion due to perspective, distance, lenses, etc. - causing the joint measurements or target position tracking to be inaccurate. </text:p>
      <text:p text:style-name="P23"/>
      <text:p text:style-name="P23">Notably, this method relies on knowing the joint configuration of the robot – which cannot be determined uniquely from the pose of the robot – multiple joint settings could result in the exact same pose, entirely indistinguishable. Therefore, there is no guarantee that the joint angles measured were in fact the correct ones – they account for one possible configuration that would result in this pose. However, if this is not the correct configuration, then the inverse kinematics calculations could be adversely affected by this, even if the pose is the same.</text:p>
      <text:p text:style-name="P23"/>
      <text:p text:style-name="P24">Also, the inverse kinematic calculation does not distinguish between solutions that are possible and those that are impossible due to the physical constraints of rotation – it will suggest a configuration that would work in theory, but in practise it may not be possible, which can lead to the robot attempting to assume a position that it cannot, and not reaching the target at all.</text:p>
      <text:p text:style-name="P24"/>
      <text:p text:style-name="P24">Also, the kinematic calculation does not have any lookahead to guess where the target will be once its movement is complete – the robot is constantly playing catch up and the refresh rate is much lower than for the target, plus it takes time for it to move its joints, so it is a few seconds behind at all times, meaning that it is not as close as it would be otherwise.</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7:35:52.575844721</meta:creation-date>
    <dc:date>2019-11-22T02:51:46.827959575</dc:date>
    <meta:editing-duration>PT2H29M35S</meta:editing-duration>
    <meta:editing-cycles>10</meta:editing-cycles>
    <meta:generator>LibreOffice/6.0.7.3$Linux_X86_64 LibreOffice_project/00m0$Build-3</meta:generator>
    <meta:document-statistic meta:table-count="0" meta:image-count="0" meta:object-count="0" meta:page-count="2" meta:paragraph-count="29" meta:word-count="689" meta:character-count="4858" meta:non-whitespace-character-count="4183"/>
  </office:meta>
</office:document-meta>
</file>